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ListParagraph" style:list-style-name="LFO1" style:family="paragraph">
      <style:text-properties fo:font-weight="bold" style:font-weight-asian="bold" style:font-weight-complex="bold" fo:font-size="12pt" style:font-size-asian="12pt" style:font-size-complex="12pt"/>
    </style:style>
    <style:style style:name="P3" style:parent-style-name="ListParagraph" style:family="paragraph">
      <style:text-properties fo:font-weight="bold" style:font-weight-asian="bold" style:font-weight-complex="bold" fo:font-size="12pt" style:font-size-asian="12pt" style:font-size-complex="12pt"/>
    </style:style>
    <style:style style:name="P4" style:parent-style-name="Normal" style:family="paragraph">
      <style:paragraph-properties style:vertical-align="auto" fo:margin-bottom="0in"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00000" fo:font-size="12pt" style:font-size-asian="12pt" style:font-size-complex="12pt" style:language-asian="en" style:country-asian="IE" fo:hyphenate="true"/>
    </style:style>
    <style:style style:name="P5" style:parent-style-name="Normal" style:family="paragraph">
      <style:paragraph-properties style:vertical-align="auto" fo:margin-bottom="0in"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font-size="12pt" style:font-size-asian="12pt" style:font-size-complex="12pt" style:language-asian="en" style:country-asian="IE" fo:hyphenate="true"/>
    </style:style>
    <style:style style:name="P6" style:parent-style-name="Normal" style:family="paragraph">
      <style:paragraph-properties fo:line-height="150%"/>
    </style:style>
    <style:style style:name="T7"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8"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9"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0"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1"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2"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3"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4"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5"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6"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7"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8"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9"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0"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1"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2"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3"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4"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5"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6"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27" style:parent-style-name="DefaultParagraphFont" style:family="text">
      <style:text-properties style:font-name="Times New Roman" style:font-name-asian="Times New Roman" fo:color="#000000" fo:font-size="12pt" style:font-size-asian="12pt" style:font-size-complex="12pt" style:language-asian="en" style:country-asian="IE"/>
    </style:style>
  </office:automatic-styles>
  <office:body>
    <office:text text:use-soft-page-breaks="true">
      <text:p text:style-name="P1">RISC-V CPU Animation</text:p>
      <text:list text:style-name="LFO1" text:continue-numbering="true">
        <text:list-item>
          <text:p text:style-name="P2">Abstract</text:p>
        </text:list-item>
      </text:list>
      <text:p text:style-name="P3"/>
      <text:p text:style-name="P4">The RISC-V CPU Animation is a learning tool built to convey CPU pipelining concepts and techniques as well as other computing concepts such as a calling convention and parallel execution via an implementation of the official RISC-V (pronounced "risk five") ISA (instruction set architecture). The animation is designed to be of optimum benefit to students learning about CPU architecture and also to instructors, allowing them to teach dynamic concepts via a non-static method as opposed to lecture slides and textbooks. The RISC-V CPU Animation is particularly designed to complement the Trinity College Computer Science 3rd Year Module CSU34021 (Computer Architecture II).</text:p>
      <text:p text:style-name="P5"/>
      <text:p text:style-name="P6"><text:span text:style-name="T7">The animation is built atop the pre-existing MIPS/</text:span><text:span text:style-name="T8">DLX</text:span><text:span text:style-name="T9"><text:s/>CPU Animation, already familiar to those students who have taken the<text:s/></text:span><text:span text:style-name="T10">CSU34021</text:span><text:span text:style-name="T11"><text:s/>(previously<text:s/></text:span><text:span text:style-name="T12">CS3021</text:span><text:span text:style-name="T13">) module. The<text:s/></text:span><text:span text:style-name="T14">RISC</text:span><text:span text:style-name="T15">-V CPU updates the instruction set of that animation to an adaptation of<text:s/></text:span><text:span text:style-name="T16">RISC</text:span><text:span text:style-name="T17">-V, a new open source hardware<text:s/></text:span><text:span text:style-name="T18">ISA</text:span><text:span text:style-name="T19"><text:s/>based on established<text:s/></text:span><text:span text:style-name="T20">RISC</text:span><text:span text:style-name="T21"><text:s/>(reduced instruction set computer) principles. This updated instruction set led to a morphing of the animation's pipeline and allowed for an expansion of the concepts covered by the animation. It is built using<text:s/></text:span><text:span text:style-name="T22">VivioJS</text:span><text:span text:style-name="T23">, a C-like object-oriented language that compiles into JavaScript, to be run on any machine with a browser. It is the hope of the project that the<text:s/></text:span><text:span text:style-name="T24">RISC</text:span><text:span text:style-name="T25">-V CPU Animation will be published freely<text:s/></text:span><text:span text:style-name="T26">online</text:span><text:span text:style-name="T27"><text:s/>for anybody with an interest in the subject to use and learn fr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4-26T14:02:00Z</meta:creation-date>
    <dc:date>2020-04-28T22:52:00Z</dc:date>
    <meta:print-date>2020-04-28T22:51:00Z</meta:print-date>
    <meta:template xlink:href="Normal" xlink:type="simple"/>
    <meta:editing-cycles>5</meta:editing-cycles>
    <meta:editing-duration>PT420S</meta:editing-duration>
    <meta:document-statistic meta:page-count="1" meta:paragraph-count="2" meta:word-count="223" meta:character-count="1496" meta:row-count="10" meta:non-whitespace-character-count="1275"/>
  </office:meta>
</office:document-meta>
</file>